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/>
    </style:style>
    <style:style style:name="P2" style:family="paragraph" style:parent-style-name="Standard">
      <style:paragraph-properties fo:margin-top="0cm" fo:margin-bottom="0cm"/>
      <style:text-properties fo:font-size="16pt" style:font-size-asian="16pt" style:font-size-complex="16pt"/>
    </style:style>
    <style:style style:name="P3" style:family="paragraph" style:parent-style-name="Standard" style:list-style-name="L1">
      <style:paragraph-properties fo:margin-top="0cm" fo:margin-bottom="0cm"/>
    </style:style>
    <style:style style:name="P4" style:family="paragraph" style:parent-style-name="Standard">
      <style:paragraph-properties fo:margin-top="0cm" fo:margin-bottom="0cm"/>
      <style:text-properties fo:font-size="16pt" style:font-size-asian="16pt" style:font-size-complex="16pt"/>
    </style:style>
    <style:style style:name="P5" style:family="paragraph" style:parent-style-name="Text_20_body" style:list-style-name="L2">
      <style:paragraph-properties fo:margin-top="0cm" fo:margin-bottom="0cm"/>
    </style:style>
    <style:style style:name="P6" style:family="paragraph" style:parent-style-name="Text_20_body" style:list-style-name="L3">
      <style:paragraph-properties fo:margin-top="0cm" fo:margin-bottom="0cm"/>
    </style:style>
    <style:style style:name="P7" style:family="paragraph" style:parent-style-name="Text_20_body" style:list-style-name="L4">
      <style:paragraph-properties fo:margin-top="0cm" fo:margin-bottom="0cm"/>
    </style:style>
    <style:style style:name="P8" style:family="paragraph" style:parent-style-name="Text_20_body" style:list-style-name="L5">
      <style:paragraph-properties fo:margin-top="0cm" fo:margin-bottom="0cm"/>
    </style:style>
    <style:style style:name="P9" style:family="paragraph" style:parent-style-name="Text_20_body" style:list-style-name="L6">
      <style:paragraph-properties fo:margin-top="0cm" fo:margin-bottom="0cm"/>
    </style:style>
    <style:style style:name="P10" style:family="paragraph" style:parent-style-name="Text_20_body" style:list-style-name="L7">
      <style:paragraph-properties fo:margin-top="0cm" fo:margin-bottom="0cm"/>
    </style:style>
    <style:style style:name="P11" style:family="paragraph" style:parent-style-name="Text_20_body" style:list-style-name="L8">
      <style:paragraph-properties fo:margin-top="0cm" fo:margin-bottom="0cm"/>
    </style:style>
    <style:style style:name="P12" style:family="paragraph" style:parent-style-name="Text_20_body" style:list-style-name="L9">
      <style:paragraph-properties fo:margin-top="0cm" fo:margin-bottom="0cm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user-content-compte-utilisateur"/>Compte utilisateur </text:p>
      <text:p text:style-name="P2"/>
      <text:list xml:id="list4104902342435709364" text:style-name="L1">
        <text:list-item>
          <text:p text:style-name="P3">Un utilisateur est représenté par :</text:p>
        </text:list-item>
      </text:list>
      <text:list xml:id="list5332314216747164635" text:style-name="L2">
        <text:list-item>
          <text:list>
            <text:list-item>
              <text:p text:style-name="P5">un identifiant (unique et non modifiable) </text:p>
            </text:list-item>
            <text:list-item>
              <text:p text:style-name="P5">un email (unique) </text:p>
            </text:list-item>
            <text:list-item>
              <text:p text:style-name="P5">un mot de passe </text:p>
            </text:list-item>
            <text:list-item>
              <text:p text:style-name="P5">un rôle</text:p>
            </text:list-item>
            <text:list-item>
              <text:p text:style-name="P5">un nom</text:p>
            </text:list-item>
            <text:list-item>
              <text:p text:style-name="P5">un prénom</text:p>
            </text:list-item>
          </text:list>
        </text:list-item>
      </text:list>
      <text:list xml:id="list5428355801588786296" text:style-name="L3">
        <text:list-item>
          <text:p text:style-name="P6">Fonctionnalités</text:p>
        </text:list-item>
      </text:list>
      <text:list xml:id="list31382124" text:continue-list="list5332314216747164635" text:style-name="L2">
        <text:list-item>
          <text:list>
            <text:list-item>
              <text:p text:style-name="P5">un visiteur peut créer un compte utilisateur via fb</text:p>
            </text:list-item>
            <text:list-item>
              <text:p text:style-name="P5">un visiteur peut réer un compte via google</text:p>
            </text:list-item>
          </text:list>
        </text:list-item>
      </text:list>
      <text:list xml:id="list684229159821927210" text:style-name="L4">
        <text:list-item>
          <text:list>
            <text:list-item>
              <text:p text:style-name="P7">un visiteur peut réer un compte via email</text:p>
            </text:list-item>
          </text:list>
        </text:list-item>
      </text:list>
      <text:list xml:id="list31370795" text:continue-list="list31382124" text:style-name="L2">
        <text:list-item>
          <text:list>
            <text:list-item>
              <text:p text:style-name="P5">un utilisateur peut se connecter</text:p>
            </text:list-item>
            <text:list-item>
              <text:p text:style-name="P5">un utilisateur peut modifier son compte </text:p>
            </text:list-item>
            <text:list-item>
              <text:p text:style-name="P5">un utilisateur peut supprimer son compte </text:p>
            </text:list-item>
            <text:list-item>
              <text:p text:style-name="P5">un utilisateur peut voir sa messagerie</text:p>
            </text:list-item>
            <text:list-item>
              <text:p text:style-name="P5">un utilisateur peut répondre à ses messages</text:p>
            </text:list-item>
            <text:list-item>
              <text:p text:style-name="P5">un utilisateur peut déposer une annonce</text:p>
            </text:list-item>
            <text:list-item>
              <text:p text:style-name="P5">un utilisateur peut voir ses annonces</text:p>
            </text:list-item>
            <text:list-item>
              <text:p text:style-name="P5">un utilisateur peut modifier ses annonces</text:p>
            </text:list-item>
            <text:list-item>
              <text:p text:style-name="P5">un utilisateur peut supprimer une annonce</text:p>
            </text:list-item>
            <text:list-item>
              <text:p text:style-name="P5">un utilisateur peut voir ses favoris</text:p>
            </text:list-item>
            <text:list-item>
              <text:p text:style-name="P5">un administrateur peut gérer les comptes des utilisateurs</text:p>
            </text:list-item>
          </text:list>
        </text:list-item>
      </text:list>
      <text:p text:style-name="Standard"/>
      <text:p text:style-name="P2">Catalogue</text:p>
      <text:p text:style-name="P2"/>
      <text:list xml:id="list31354670" text:continue-list="list4104902342435709364" text:style-name="L1">
        <text:list-item>
          <text:p text:style-name="P3">Une annonce est représenté par :</text:p>
        </text:list-item>
      </text:list>
      <text:list xml:id="list179763727114601246" text:style-name="L5">
        <text:list-item>
          <text:list>
            <text:list-item>
              <text:p text:style-name="P8">un identifiant (unique et non modifiable) </text:p>
            </text:list-item>
            <text:list-item>
              <text:p text:style-name="P8">un titre</text:p>
            </text:list-item>
            <text:list-item>
              <text:p text:style-name="P8">un utilisateur</text:p>
            </text:list-item>
            <text:list-item>
              <text:p text:style-name="P8">une catégories</text:p>
            </text:list-item>
            <text:list-item>
              <text:p text:style-name="P8">un type de vente (don ou vente ou recherche)</text:p>
            </text:list-item>
            <text:list-item>
              <text:p text:style-name="P8">une description</text:p>
            </text:list-item>
            <text:list-item>
              <text:p text:style-name="P8">un prix</text:p>
            </text:list-item>
            <text:list-item>
              <text:p text:style-name="P8">une image</text:p>
            </text:list-item>
            <text:list-item>
              <text:p text:style-name="P8">un slug</text:p>
            </text:list-item>
            <text:list-item>
              <text:p text:style-name="P8">une date de création</text:p>
            </text:list-item>
          </text:list>
        </text:list-item>
      </text:list>
      <text:list xml:id="list563038625249324432" text:style-name="L6">
        <text:list-item>
          <text:p text:style-name="P9">Fonctionnalités</text:p>
        </text:list-item>
      </text:list>
      <text:list xml:id="list5348883579471902247" text:style-name="L7">
        <text:list-item>
          <text:list>
            <text:list-item>
              <text:p text:style-name="P10">un visiteur peut voir le catalogue</text:p>
            </text:list-item>
            <text:list-item>
              <text:p text:style-name="P10">un visiteur peut trier les annonces</text:p>
            </text:list-item>
            <text:list-item>
              <text:p text:style-name="P10">un visiteur peut filtrer les annonces</text:p>
            </text:list-item>
            <text:list-item>
              <text:p text:style-name="P10">un visiteur pour rechercher une annonce</text:p>
            </text:list-item>
            <text:list-item>
              <text:p text:style-name="P10">un visiteur peut voir les détails d'une annonce</text:p>
            </text:list-item>
            <text:list-item>
              <text:p text:style-name="P10">un utilisateur peut mettre une annonce en favoris</text:p>
            </text:list-item>
            <text:list-item>
              <text:p text:style-name="P10">un utilisateur peut envoyer un message à un vendeur</text:p>
            </text:list-item>
            <text:list-item>
              <text:p text:style-name="P10">un administrateur peut accéder aux annonces</text:p>
              <text:p text:style-name="P10"><text:soft-page-break/></text:p>
            </text:list-item>
          </text:list>
        </text:list-item>
      </text:list>
      <text:p text:style-name="P2">Actualités</text:p>
      <text:p text:style-name="P2"/>
      <text:list xml:id="list31377495" text:continue-list="list31354670" text:style-name="L1">
        <text:list-item>
          <text:p text:style-name="P3">Un actualité est représenté par :</text:p>
        </text:list-item>
      </text:list>
      <text:list xml:id="list2192761386483904104" text:style-name="L8">
        <text:list-item>
          <text:list>
            <text:list-item>
              <text:p text:style-name="P11">un identifiant (unique et non modifiable) </text:p>
            </text:list-item>
            <text:list-item>
              <text:p text:style-name="P11">un titre</text:p>
            </text:list-item>
            <text:list-item>
              <text:p text:style-name="P11">une description</text:p>
            </text:list-item>
            <text:list-item>
              <text:p text:style-name="P11">une image</text:p>
            </text:list-item>
            <text:list-item>
              <text:p text:style-name="P11">une date de création</text:p>
            </text:list-item>
          </text:list>
        </text:list-item>
      </text:list>
      <text:list xml:id="list1358247762887668632" text:style-name="L9">
        <text:list-item>
          <text:p text:style-name="P12">Fonctionnalités</text:p>
          <text:list>
            <text:list-item>
              <text:p text:style-name="P12">un visiteur peut voir les actualités</text:p>
            </text:list-item>
            <text:list-item>
              <text:p text:style-name="P12">un administrateur peut gérer les actualités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6-05T08:33:52.35</meta:creation-date>
    <dc:date>2022-07-03T11:13:30.96</dc:date>
    <meta:editing-duration>PT2H53M34S</meta:editing-duration>
    <meta:editing-cycles>5</meta:editing-cycles>
    <meta:generator>OpenOffice/4.1.8$Win32 OpenOffice.org_project/418m3$Build-9803</meta:generator>
    <meta:document-statistic meta:table-count="0" meta:image-count="0" meta:object-count="0" meta:page-count="2" meta:paragraph-count="54" meta:word-count="304" meta:character-count="1599"/>
  </office:meta>
</office:document-meta>
</file>